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da04" officeooo:paragraph-rsid="0018da04"/>
    </style:style>
    <style:style style:name="P2" style:family="paragraph" style:parent-style-name="Standard">
      <style:text-properties style:font-name="Linux Biolinum G" fo:font-size="14pt" fo:font-weight="bold" officeooo:rsid="0018da04" officeooo:paragraph-rsid="0018da04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2pt" style:font-size-asian="12pt"/>
    </style:style>
    <style:style style:name="T1" style:family="text">
      <style:text-properties fo:color="#000000" style:font-name="Consolas" fo:font-size="12pt" style:font-size-asian="12pt"/>
    </style:style>
    <style:style style:name="T2" style:family="text">
      <style:text-properties fo:color="#7f0055" style:font-name="Consolas" fo:font-size="12pt" fo:font-weight="bold" style:font-size-asian="12pt" style:font-weight-asian="bold"/>
    </style:style>
    <style:style style:name="T3" style:family="text">
      <style:text-properties fo:color="#2a00ff" style:font-name="Consolas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query code:</text:p>
      <text:p text:style-name="P1"/>
      <text:p text:style-name="P1"/>
      <text:p text:style-name="P1"><text:span text:style-name="T1">$(</text:span><text:span text:style-name="T2">function</text:span><text:span text:style-name="T1"> () {</text:span></text:p>
      <text:p text:style-name="P3"><text:span text:style-name="T1"><text:tab/></text:span></text:p>
      <text:p text:style-name="P3"><text:span text:style-name="T1"><text:s text:c="4"/>$(</text:span><text:span text:style-name="T3">"#billing_type"</text:span><text:span text:style-name="T1">).change(</text:span><text:span text:style-name="T2">function</text:span><text:span text:style-name="T1"> () {</text:span></text:p>
      <text:p text:style-name="P3"><text:span text:style-name="T1"><text:tab/><text:tab/></text:span></text:p>
      <text:p text:style-name="P3"><text:span text:style-name="T1"><text:s text:c="8"/></text:span><text:span text:style-name="T2">if</text:span><text:span text:style-name="T1">($(</text:span><text:span text:style-name="T2">this</text:span><text:span text:style-name="T1">).val() == </text:span><text:span text:style-name="T3">""</text:span><text:span text:style-name="T1">) {</text:span></text:p>
      <text:p text:style-name="P3"><text:span text:style-name="T1"><text:s text:c="8"/><text:tab/>$(</text:span><text:span text:style-name="T3">"#ip"</text:span><text:span text:style-name="T1">).hide(); </text:span></text:p>
      <text:p text:style-name="P3"><text:span text:style-name="T1"><text:s text:c="8"/><text:tab/>$(</text:span><text:span text:style-name="T3">"#sms"</text:span><text:span text:style-name="T1">).hide();</text:span></text:p>
      <text:p text:style-name="P3"><text:span text:style-name="T1"><text:tab/><text:tab/><text:tab/>$(</text:span><text:span text:style-name="T3">"#wifi"</text:span><text:span text:style-name="T1">).hide();</text:span></text:p>
      <text:p text:style-name="P3"><text:span text:style-name="T1"><text:tab/><text:tab/>}</text:span><text:span text:style-name="T2">else</text:span><text:span text:style-name="T1"> </text:span><text:span text:style-name="T2">if</text:span><text:span text:style-name="T1"> ($(</text:span><text:span text:style-name="T2">this</text:span><text:span text:style-name="T1">).val() == </text:span><text:span text:style-name="T3">"SmsBILLING"</text:span><text:span text:style-name="T1">){</text:span></text:p>
      <text:p text:style-name="P3"><text:span text:style-name="T1"><text:tab/><text:tab/><text:tab/>$(</text:span><text:span text:style-name="T3">"#ip"</text:span><text:span text:style-name="T1">).hide();</text:span></text:p>
      <text:p text:style-name="P3"><text:span text:style-name="T1"><text:tab/><text:tab/><text:tab/>$(</text:span><text:span text:style-name="T3">"#sms"</text:span><text:span text:style-name="T1">).show();</text:span></text:p>
      <text:p text:style-name="P3"><text:span text:style-name="T1"><text:tab/><text:tab/><text:tab/>$(</text:span><text:span text:style-name="T3">"#wifi"</text:span><text:span text:style-name="T1">).hide();</text:span></text:p>
      <text:p text:style-name="P3"><text:span text:style-name="T1"><text:tab/><text:tab/><text:tab/>}</text:span><text:span text:style-name="T2">else</text:span><text:span text:style-name="T1"> </text:span><text:span text:style-name="T2">if</text:span><text:span text:style-name="T1">($(</text:span><text:span text:style-name="T2">this</text:span><text:span text:style-name="T1">).val() == </text:span><text:span text:style-name="T3">"IpBILLING"</text:span><text:span text:style-name="T1">){</text:span></text:p>
      <text:p text:style-name="P3"><text:span text:style-name="T1"><text:tab/><text:tab/><text:tab/><text:tab/>$(</text:span><text:span text:style-name="T3">"#ip"</text:span><text:span text:style-name="T1">).show();</text:span></text:p>
      <text:p text:style-name="P3"><text:span text:style-name="T1"><text:tab/><text:tab/><text:tab/><text:tab/>$(</text:span><text:span text:style-name="T3">"#sms"</text:span><text:span text:style-name="T1">).hide();</text:span></text:p>
      <text:p text:style-name="P3"><text:span text:style-name="T1"><text:tab/><text:tab/><text:tab/> <text:tab/>$(</text:span><text:span text:style-name="T3">"#wifi"</text:span><text:span text:style-name="T1">).hide();</text:span></text:p>
      <text:p text:style-name="P3"><text:span text:style-name="T1"><text:tab/><text:tab/><text:tab/>}</text:span><text:span text:style-name="T2">else</text:span><text:span text:style-name="T1"> </text:span><text:span text:style-name="T2">if</text:span><text:span text:style-name="T1">($(</text:span><text:span text:style-name="T2">this</text:span><text:span text:style-name="T1">).val() == </text:span><text:span text:style-name="T3">"WifiBILLING"</text:span><text:span text:style-name="T1">){</text:span></text:p>
      <text:p text:style-name="P3"><text:span text:style-name="T1"><text:tab/><text:tab/><text:tab/><text:tab/>$(</text:span><text:span text:style-name="T3">"#ip"</text:span><text:span text:style-name="T1">).hide();</text:span></text:p>
      <text:p text:style-name="P3"><text:span text:style-name="T1"><text:tab/><text:tab/><text:tab/><text:tab/>$(</text:span><text:span text:style-name="T3">"#sms"</text:span><text:span text:style-name="T1">).hide();</text:span></text:p>
      <text:p text:style-name="P3"><text:span text:style-name="T1"><text:tab/><text:tab/><text:tab/> <text:tab/>$(</text:span><text:span text:style-name="T3">"#wifi"</text:span><text:span text:style-name="T1">).show();</text:span></text:p>
      <text:p text:style-name="P3"><text:span text:style-name="T1"><text:tab/><text:tab/><text:tab/>}</text:span></text:p>
      <text:p text:style-name="P3"><text:span text:style-name="T1"><text:s text:c="4"/>});</text:span></text:p>
      <text:p text:style-name="P3"><text:span text:style-name="T1">});</text:span></text:p>
      <text:p text:style-name="P4"/>
      <text:p text:style-name="P3"><text:span text:style-name="T1">$(</text:span><text:span text:style-name="T2">function</text:span><text:span text:style-name="T1"> () {</text:span></text:p>
      <text:p text:style-name="P3"><text:span text:style-name="T1"><text:tab/> </text:span><text:span text:style-name="T2">var</text:span><text:span text:style-name="T1"> billing_type = document.getElementById(</text:span><text:span text:style-name="T3">"billing_type"</text:span><text:span text:style-name="T1">).value;</text:span></text:p>
      <text:p text:style-name="P3"><text:span text:style-name="T1"><text:tab/> </text:span></text:p>
      <text:p text:style-name="P3"><text:span text:style-name="T1"><text:tab/> console.log(</text:span><text:span text:style-name="T3">"billing_type:"</text:span><text:span text:style-name="T1"> +billing_type);</text:span></text:p>
      <text:p text:style-name="P3"><text:span text:style-name="T1"><text:tab/> </text:span><text:span text:style-name="T2">if</text:span><text:span text:style-name="T1">(billing_type == </text:span><text:span text:style-name="T3">"SmsBILLING"</text:span><text:span text:style-name="T1">){</text:span></text:p>
      <text:p text:style-name="P3"><text:span text:style-name="T1"><text:tab/><text:tab/> $(</text:span><text:span text:style-name="T3">"#sms"</text:span><text:span text:style-name="T1">).show();</text:span></text:p>
      <text:p text:style-name="P3"><text:span text:style-name="T1"><text:tab/> }</text:span></text:p>
      <text:p text:style-name="P3"><text:span text:style-name="T1"><text:tab/> </text:span><text:span text:style-name="T2">if</text:span><text:span text:style-name="T1">(billing_type == </text:span><text:span text:style-name="T3">"IpBILLING"</text:span><text:span text:style-name="T1">){</text:span></text:p>
      <text:p text:style-name="P3"><text:span text:style-name="T1"><text:tab/><text:tab/> $(</text:span><text:span text:style-name="T3">"#ip"</text:span><text:span text:style-name="T1">).show();</text:span></text:p>
      <text:p text:style-name="P3"><text:span text:style-name="T1"><text:tab/> }</text:span></text:p>
      <text:p text:style-name="P3"><text:span text:style-name="T1"><text:tab/> </text:span><text:span text:style-name="T2">if</text:span><text:span text:style-name="T1">(billing_type == </text:span><text:span text:style-name="T3">"WifiBILLING"</text:span><text:span text:style-name="T1">){</text:span></text:p>
      <text:p text:style-name="P3"><text:span text:style-name="T1"><text:tab/><text:tab/> $(</text:span><text:span text:style-name="T3">"#wifi"</text:span><text:span text:style-name="T1">).show(); </text:span></text:p>
      <text:p text:style-name="P3"><text:span text:style-name="T1"><text:tab/> }</text:span></text:p>
      <text:p text:style-name="P3"><text:span text:style-name="T1"><text:tab/></text:span></text:p>
      <text:p text:style-name="P3"><text:span text:style-name="T1"><text:s text:c="3"/>})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14:05:34.353000000</meta:creation-date>
    <dc:date>2021-10-28T14:09:18.821000000</dc:date>
    <meta:editing-duration>PT3M46S</meta:editing-duration>
    <meta:editing-cycles>1</meta:editing-cycles>
    <meta:document-statistic meta:table-count="0" meta:image-count="0" meta:object-count="0" meta:page-count="1" meta:paragraph-count="39" meta:word-count="65" meta:character-count="821" meta:non-whitespace-character-count="672"/>
    <meta:generator>LibreOffice/4.4.0.1$Windows_x86 LibreOffice_project/1ba9640ddd424f1f535c75bf2b86703770b8cf6f</meta:generator>
  </office:meta>
</office:document-meta>
</file>